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A0000034452A2DD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Lohit Devanagari1" svg:font-family="'Lohit Devanagar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ddddd"/>
    </style:style>
    <style:style style:name="gr3" style:family="graphic" style:parent-style-name="standard">
      <style:graphic-properties draw:stroke="solid" draw:stroke-dash="Dashed_20__28_var_29_" svg:stroke-width="0.051cm" svg:stroke-color="#ff420e" draw:marker-start="" draw:marker-start-width="0.153cm" draw:marker-end="Arrow" draw:fill="solid" draw:fill-color="#b2b2b2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Lohit Devanagari1" fo:font-size="18pt" style:font-size-asian="18pt" style:font-size-complex="18pt"/>
    </style:style>
    <style:style style:name="T1" style:family="text">
      <style:text-properties style:font-name="Lohit Devanagar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25cm" svg:x="1cm" svg:y="1cm">
          <draw:image xlink:href="Pictures/10000000000004EA0000034452A2DDBC.png" xlink:type="simple" xlink:show="embed" xlink:actuate="onLoad">
            <text:p/>
          </draw:image>
        </draw:frame>
        <draw:frame draw:style-name="gr2" draw:text-style-name="P2" draw:layer="layout" svg:width="1.651cm" svg:height="1.208cm" svg:x="6.092cm" svg:y="4.393cm">
          <draw:text-box>
            <text:p><text:span text:style-name="T1">Key</text:span></text:p>
          </draw:text-box>
        </draw:frame>
        <draw:frame draw:style-name="gr2" draw:text-style-name="P2" draw:layer="layout" svg:width="2.921cm" svg:height="1.208cm" svg:x="6.665cm" svg:y="9.268cm">
          <draw:text-box>
            <text:p><text:span text:style-name="T1">Subkey</text:span></text:p>
          </draw:text-box>
        </draw:frame>
        <draw:frame draw:style-name="gr2" draw:text-style-name="P2" draw:layer="layout" svg:width="2.285cm" svg:height="1.208cm" svg:x="8.966cm" svg:y="7.168cm">
          <draw:text-box>
            <text:p><text:span text:style-name="T1">Value</text:span></text:p>
          </draw:text-box>
        </draw:frame>
        <draw:frame draw:style-name="gr2" draw:text-style-name="P2" draw:layer="layout" svg:width="2.03cm" svg:height="1.208cm" svg:x="17.167cm" svg:y="7.168cm">
          <draw:text-box>
            <text:p><text:span text:style-name="T1">Data</text:span></text:p>
          </draw:text-box>
        </draw:frame>
        <draw:frame draw:style-name="gr2" draw:text-style-name="P2" draw:layer="layout" svg:width="2.03cm" svg:height="1.208cm" svg:x="12.267cm" svg:y="7.168cm">
          <draw:text-box>
            <text:p><text:span text:style-name="T1">Type</text:span></text:p>
          </draw:text-box>
        </draw:frame>
        <draw:line draw:style-name="gr3" draw:text-style-name="P1" draw:layer="layout" svg:x1="6.08cm" svg:y1="5.129cm" svg:x2="4.302cm" svg:y2="5.699cm">
          <text:p/>
        </draw:line>
        <draw:line draw:style-name="gr3" draw:text-style-name="P1" draw:layer="layout" svg:x1="6.594cm" svg:y1="9.842cm" svg:x2="4.048cm" svg:y2="10.779cm">
          <text:p/>
        </draw:line>
        <draw:line draw:style-name="gr3" draw:text-style-name="P1" draw:layer="layout" svg:x1="6.08cm" svg:y1="5.345cm" svg:x2="3.794cm" svg:y2="6.234cm">
          <text:p/>
        </draw:line>
        <draw:line draw:style-name="gr3" draw:text-style-name="P1" draw:layer="layout" svg:x1="6.62cm" svg:y1="9.743cm" svg:x2="4.302cm" svg:y2="7.477cm">
          <text:p/>
        </draw:line>
        <draw:line draw:style-name="gr3" draw:text-style-name="P1" draw:layer="layout" svg:x1="9.744cm" svg:y1="7.156cm" svg:x2="9.636cm" svg:y2="4.81cm">
          <text:p/>
        </draw:line>
        <draw:line draw:style-name="gr3" draw:text-style-name="P1" draw:layer="layout" svg:x1="12.627cm" svg:y1="7.169cm" svg:x2="12.538cm" svg:y2="4.81cm">
          <text:p/>
        </draw:line>
        <draw:line draw:style-name="gr3" draw:text-style-name="P1" draw:layer="layout" svg:x1="17.821cm" svg:y1="7.182cm" svg:x2="14.843cm" svg:y2="4.81cm">
          <text:p/>
        </draw:line>
        <draw:line draw:style-name="gr3" draw:text-style-name="P1" draw:layer="layout" svg:x1="6.093cm" svg:y1="4.917cm" svg:x2="4.175cm" svg:y2="5.318cm">
          <text:p/>
        </draw:line>
        <draw:line draw:style-name="gr3" draw:text-style-name="P1" draw:layer="layout" svg:x1="6.106cm" svg:y1="4.723cm" svg:x2="3.54cm" svg:y2="4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Lohit Devanagari1" svg:font-family="'Lohit Devanagar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31cm" fo:page-height="14.6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9T14:52:20.127418717</dc:date>
    <meta:generator>LibreOffice/4.2.8.2$Linux_X86_64 LibreOffice_project/420m0$Build-2</meta:generator>
    <meta:editing-duration>PT1M</meta:editing-duration>
    <meta:editing-cycles>3</meta:editing-cycles>
    <meta:document-statistic meta:object-count="15"/>
  </office:meta>
</office:document-meta>
</file>